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1">
      <style:text-properties style:font-name="Constantia" officeooo:rsid="000967de" officeooo:paragraph-rsid="000967de" style:font-name-complex="Constantia" style:language-complex="he" style:country-complex="IL"/>
    </style:style>
    <style:style style:name="P6" style:family="paragraph" style:parent-style-name="List_20_Paragraph" style:list-style-name="L1">
      <style:text-properties style:font-name="Constantia" officeooo:rsid="000bd281" officeooo:paragraph-rsid="000bd281" style:font-name-complex="Constantia" style:language-complex="he" style:country-complex="IL"/>
    </style:style>
    <style:style style:name="P7" style:family="paragraph" style:parent-style-name="List_20_Paragraph" style:list-style-name="L2">
      <style:text-properties style:font-name="Constantia" style:font-name-complex="Constantia"/>
    </style:style>
    <style:style style:name="P8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text-position="super 64%" style:font-name="Constantia" style:font-name-complex="Constantia"/>
    </style:style>
    <style:style style:name="T5" style:family="text">
      <style:text-properties officeooo:rsid="000a9ba2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Default_20_Paragraph_20_Font"><text:span text:style-name="T2">Short-term:</text:span></text:span></text:p>
      <text:list xml:id="list805015499" text:style-name="L1">
        <text:list-item>
          <text:p text:style-name="P4">Punctuation</text:p>
        </text:list-item>
        <text:list-item>
          <text:p text:style-name="P4">Torah service</text:p>
          <text:list>
            <text:list-item>
              <text:p text:style-name="P5">Bar/<text:span text:style-name="T5">Bat</text:span> Mitzva misheberakh</text:p>
            </text:list-item>
            <text:list-item>
              <text:p text:style-name="P6">Wedding misheberakh</text:p>
            </text:list-item>
          </text:list>
        </text:list-item>
        <text:list-item>
          <text:p text:style-name="P3"><text:span text:style-name="Default_20_Paragraph_20_Font"><text:span text:style-name="T3">Text of yehi ratzon for guests in bentshing</text:span></text:span></text:p>
        </text:list-item>
        <text:list-item>
          <text:p text:style-name="P3"><text:span text:style-name="Default_20_Paragraph_20_Font"><text:span text:style-name="T3">Fix stuff in hoshanot</text:span></text:span></text:p>
        </text:list-item>
        <text:list-item>
          <text:p text:style-name="P3"><text:span text:style-name="Default_20_Paragraph_20_Font"><text:span text:style-name="T3">Simchat Torah instructions</text:span></text:span></text:p>
        </text:list-item>
        <text:list-item>
          <text:p text:style-name="P3"><text:span text:style-name="Default_20_Paragraph_20_Font"><text:span text:style-name="T3">Berakhot</text:span></text:span></text:p>
        </text:list-item>
        <text:list-item>
          <text:p text:style-name="P3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3"><text:span text:style-name="Default_20_Paragraph_20_Font"><text:span text:style-name="T2">Clean up bibliography (RTL/LTR issues)</text:span></text:span></text:p>
        </text:list-item>
      </text:list>
      <text:p text:style-name="P1"><text:span text:style-name="Default_20_Paragraph_20_Font"><text:span text:style-name="T2">Long-term (2</text:span></text:span><text:span text:style-name="Default_20_Paragraph_20_Font"><text:span text:style-name="T4">nd</text:span></text:span><text:span text:style-name="Default_20_Paragraph_20_Font"><text:span text:style-name="T2"> edition?)</text:span></text:span></text:p>
      <text:list xml:id="list143126940561514" text:continue-numbering="true" text:style-name="L1">
        <text:list-item>
          <text:p text:style-name="P4">Find out why some things have less line spacing (mizmor shir chanukkat habayit)</text:p>
        </text:list-item>
      </text:list>
      <text:list xml:id="list1293201365" text:style-name="L2">
        <text:list-item>
          <text:p text:style-name="P7">Stretchy letters</text:p>
        </text:list-item>
        <text:list-item>
          <text:p text:style-name="P8"><text:span text:style-name="Default_20_Paragraph_20_Font"><text:span text:style-name="T2">Bold for shva na'</text:span></text:span></text:p>
        </text:list-item>
        <text:list-item>
          <text:p text:style-name="P8"><text:span text:style-name="Default_20_Paragraph_20_Font"><text:span text:style-name="T2">Halakhic guide (interruptions, what happens when something is forgotten)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title/>
    <dc:description/>
    <dc:subject/>
    <meta:initial-creator>Kasimer Nathan</meta:initial-creator>
    <meta:creation-date>2020-04-24T14:01:00Z</meta:creation-date>
    <dc:date>2020-10-23T14:31:24.685000000</dc:date>
    <meta:editing-cycles>99</meta:editing-cycles>
    <meta:editing-duration>P1DT2H1M17S</meta:editing-duration>
    <meta:document-statistic meta:table-count="0" meta:image-count="0" meta:object-count="0" meta:page-count="1" meta:paragraph-count="16" meta:word-count="86" meta:character-count="512" meta:non-whitespace-character-count="456"/>
    <meta:template xlink:type="simple" xlink:actuate="onRequest" xlink:title="" xlink:href="Normal.dotm"/>
  </office:meta>
</office:document-meta>
</file>